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Console" svg:font-family="'Lucida Console', Monaco, Courier, monospace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65133"/>
    </style:style>
    <style:style style:name="P2" style:family="paragraph" style:parent-style-name="Standard" style:list-style-name="L5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94e04"/>
    </style:style>
    <style:style style:name="P3" style:family="paragraph" style:parent-style-name="Standard" style:list-style-name="L5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b4953"/>
    </style:style>
    <style:style style:name="P4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b4953"/>
    </style:style>
    <style:style style:name="P5" style:family="paragraph" style:parent-style-name="Standard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f5fb8"/>
    </style:style>
    <style:style style:name="P6" style:family="paragraph" style:parent-style-name="Standard">
      <style:text-properties fo:font-variant="normal" fo:text-transform="none" fo:color="#000000" style:font-name="Lucida Console" fo:font-size="12pt" fo:letter-spacing="normal" fo:font-style="normal" fo:font-weight="normal" officeooo:rsid="00157467" officeooo:paragraph-rsid="00157467" style:font-size-asian="12pt" style:font-style-asian="normal" style:font-size-complex="12pt" style:font-style-complex="normal"/>
    </style:style>
    <style:style style:name="P7" style:family="paragraph" style:parent-style-name="Standard" style:list-style-name="L4">
      <style:text-properties fo:font-variant="normal" fo:text-transform="none" fo:color="#000000" style:font-name="Lucida Console" fo:font-size="12pt" fo:letter-spacing="normal" fo:font-style="normal" fo:font-weight="normal" officeooo:rsid="00157467" officeooo:paragraph-rsid="00157467" style:font-size-asian="12pt" style:font-style-asian="normal" style:font-size-complex="12pt" style:font-style-complex="normal"/>
    </style:style>
    <style:style style:name="P8" style:family="paragraph" style:parent-style-name="Standard" style:list-style-name="L4">
      <style:text-properties fo:font-variant="normal" fo:text-transform="none" fo:color="#000000" style:font-name="Lucida Console" fo:font-size="12pt" fo:letter-spacing="normal" fo:font-style="normal" fo:font-weight="normal" officeooo:rsid="0017cf6c" officeooo:paragraph-rsid="0017cf6c" style:font-size-asian="12pt" style:font-style-asian="normal" style:font-size-complex="12pt" style:font-style-complex="normal"/>
    </style:style>
    <style:style style:name="P9" style:family="paragraph" style:parent-style-name="Standard" style:list-style-name="L4">
      <style:text-properties fo:font-variant="normal" fo:text-transform="none" fo:color="#000000" style:font-name="Lucida Console" fo:font-size="12pt" fo:letter-spacing="normal" fo:font-style="normal" fo:font-weight="normal" officeooo:rsid="00165133" officeooo:paragraph-rsid="00165133" style:font-size-asian="12pt" style:font-style-asian="normal" style:font-size-complex="12pt" style:font-style-complex="normal"/>
    </style:style>
    <style:style style:name="P10" style:family="paragraph" style:parent-style-name="Standard">
      <style:text-properties fo:font-variant="normal" fo:text-transform="none" fo:color="#000000" style:font-name="Lucida Console" fo:font-size="12pt" fo:letter-spacing="normal" fo:font-style="normal" fo:font-weight="normal" officeooo:rsid="00165133" officeooo:paragraph-rsid="001b4953" style:font-size-asian="12pt" style:font-style-asian="normal" style:font-size-complex="12pt" style:font-style-complex="normal"/>
    </style:style>
    <style:style style:name="P11" style:family="paragraph" style:parent-style-name="Standard">
      <style:text-properties fo:font-variant="normal" fo:text-transform="none" fo:color="#000000" style:font-name="Lucida Console" fo:font-size="12pt" fo:letter-spacing="normal" fo:font-style="normal" fo:font-weight="normal" officeooo:rsid="002078b2" officeooo:paragraph-rsid="002078b2" style:font-size-asian="12pt" style:font-style-asian="normal" style:font-size-complex="12pt" style:font-style-complex="normal"/>
    </style:style>
    <style:style style:name="P12" style:family="paragraph" style:parent-style-name="Standard">
      <style:text-properties officeooo:paragraph-rsid="0013ff47"/>
    </style:style>
    <style:style style:name="P13" style:family="paragraph" style:parent-style-name="Text_20_body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1b4953"/>
    </style:style>
    <style:style style:name="P14" style:family="paragraph" style:parent-style-name="Text_20_body">
      <style:text-properties fo:font-variant="normal" fo:text-transform="none" fo:color="#c7254e" style:font-name="Lucida Console" fo:font-size="11.25pt" fo:letter-spacing="normal" fo:font-style="normal" fo:font-weight="normal" officeooo:rsid="00165133" officeooo:paragraph-rsid="002078b2"/>
    </style:style>
    <style:style style:name="P15" style:family="paragraph" style:parent-style-name="Text_20_body">
      <style:paragraph-properties fo:margin-left="0in" fo:margin-right="0in" fo:margin-top="0in" fo:margin-bottom="0in" style:contextual-spacing="false" style:line-height-at-least="0.2602in" fo:widows="1" fo:text-indent="0in" style:auto-text-indent="false" fo:padding="0in" fo:border="none"/>
    </style:style>
    <style:style style:name="T1" style:family="text">
      <style:text-properties officeooo:rsid="0017cf6c"/>
    </style:style>
    <style:style style:name="T2" style:family="text">
      <style:text-properties fo:color="#4f4f4f" style:font-name="Open Sans" fo:font-style="italic" fo:padding="0in" fo:border="none"/>
    </style:style>
    <style:style style:name="T3" style:family="text">
      <style:text-properties fo:color="#4f4f4f" style:font-name="Open Sans" fo:font-style="italic" officeooo:rsid="00194e04" fo:padding="0in" fo:border="none"/>
    </style:style>
    <style:style style:name="T4" style:family="text">
      <style:text-properties fo:color="#4f4f4f" style:font-name="Open Sans" fo:font-style="italic" officeooo:rsid="001b4953" fo:padding="0in" fo:border="none"/>
    </style:style>
    <style:style style:name="T5" style:family="text">
      <style:text-properties fo:color="#4f4f4f" style:font-name="Open Sans" fo:font-style="italic" officeooo:rsid="001f5fb8" fo:padding="0in" fo:border="none"/>
    </style:style>
    <style:style style:name="T6" style:family="text">
      <style:text-properties fo:color="#4f4f4f" style:font-name="Open Sans" fo:font-style="italic" style:font-style-asian="italic" style:font-style-complex="italic" fo:padding="0in" fo:border="none"/>
    </style:style>
    <style:style style:name="T7" style:family="text">
      <style:text-properties fo:color="#4f4f4f" style:font-name="Open Sans" fo:font-style="italic" officeooo:rsid="00194e04" style:font-style-asian="italic" style:font-style-complex="italic" fo:padding="0in" fo:border="none"/>
    </style:style>
    <style:style style:name="T8" style:family="text">
      <style:text-properties fo:color="#4f4f4f" style:font-name="Open Sans" fo:font-style="italic" officeooo:rsid="001b4953" style:font-style-asian="italic" style:font-style-complex="italic" fo:padding="0in" fo:border="none"/>
    </style:style>
    <style:style style:name="T9" style:family="text">
      <style:text-properties fo:color="#4f4f4f" style:font-name="Open Sans" fo:font-style="italic" officeooo:rsid="001f5fb8" style:font-style-asian="italic" style:font-style-complex="italic" fo:padding="0in" fo:border="none"/>
    </style:style>
    <style:style style:name="T10" style:family="text">
      <style:text-properties fo:color="#4f4f4f" style:font-name="Open Sans" fo:padding="0in" fo:border="none"/>
    </style:style>
    <style:style style:name="T11" style:family="text">
      <style:text-properties fo:color="#4f4f4f" style:font-name="Open Sans" officeooo:rsid="00194e04" fo:padding="0in" fo:border="none"/>
    </style:style>
    <style:style style:name="T12" style:family="text">
      <style:text-properties fo:color="#4f4f4f" style:font-name="Open Sans" officeooo:rsid="001b4953" fo:padding="0in" fo:border="none"/>
    </style:style>
    <style:style style:name="T13" style:family="text">
      <style:text-properties fo:color="#4f4f4f" style:font-name="Open Sans" officeooo:rsid="001f5fb8" fo:padding="0in" fo:border="none"/>
    </style:style>
    <style:style style:name="T14" style:family="text">
      <style:text-properties fo:color="#4f4f4f" style:font-name="Open Sans" fo:font-style="normal" style:font-style-asian="normal" style:font-style-complex="normal" fo:padding="0in" fo:border="none"/>
    </style:style>
    <style:style style:name="T15" style:family="text">
      <style:text-properties fo:color="#4f4f4f" style:font-name="Open Sans" fo:font-style="normal" officeooo:rsid="00194e04" style:font-style-asian="normal" style:font-style-complex="normal" fo:padding="0in" fo:border="none"/>
    </style:style>
    <style:style style:name="T16" style:family="text">
      <style:text-properties fo:color="#4f4f4f" style:font-name="Open Sans" fo:font-style="normal" officeooo:rsid="001b4953" style:font-style-asian="normal" style:font-style-complex="normal" fo:padding="0in" fo:border="none"/>
    </style:style>
    <style:style style:name="T17" style:family="text">
      <style:text-properties fo:color="#4f4f4f" style:font-name="Open Sans" fo:font-style="normal" officeooo:rsid="001f5fb8" style:font-style-asian="normal" style:font-style-complex="normal" fo:padding="0in" fo:border="none"/>
    </style:style>
    <style:style style:name="T18" style:family="text">
      <style:text-properties fo:color="#4f4f4f" style:font-name="Open Sans" fo:font-size="12pt" fo:font-style="normal" style:font-size-asian="12pt" style:font-style-asian="normal" style:font-size-complex="12pt" style:font-style-complex="normal" fo:padding="0in" fo:border="none"/>
    </style:style>
    <style:style style:name="T19" style:family="text">
      <style:text-properties fo:color="#4f4f4f" style:font-name="Open Sans" fo:font-size="12pt" fo:font-style="normal" officeooo:rsid="00194e04" style:font-size-asian="12pt" style:font-style-asian="normal" style:font-size-complex="12pt" style:font-style-complex="normal" fo:padding="0in" fo:border="none"/>
    </style:style>
    <style:style style:name="T20" style:family="text">
      <style:text-properties fo:color="#4f4f4f" style:font-name="Open Sans" fo:font-size="12pt" fo:font-style="normal" officeooo:rsid="001b4953" style:font-size-asian="12pt" style:font-style-asian="normal" style:font-size-complex="12pt" style:font-style-complex="normal" fo:padding="0in" fo:border="none"/>
    </style:style>
    <style:style style:name="T21" style:family="text">
      <style:text-properties fo:color="#4f4f4f" style:font-name="Open Sans" fo:font-size="12pt" fo:font-style="normal" officeooo:rsid="001f5fb8" style:font-size-asian="12pt" style:font-style-asian="normal" style:font-size-complex="12pt" style:font-style-complex="normal" fo:padding="0in" fo:border="none"/>
    </style:style>
    <style:style style:name="T22" style:family="text">
      <style:text-properties fo:color="#4f4f4f" style:font-name="inherit" fo:font-style="italic" fo:padding="0in" fo:border="none"/>
    </style:style>
    <style:style style:name="T23" style:family="text">
      <style:text-properties fo:color="#4f4f4f" style:font-name="inherit" fo:font-style="italic" officeooo:rsid="002078b2" fo:padding="0in" fo:border="none"/>
    </style:style>
    <style:style style:name="T24" style:family="text">
      <style:text-properties fo:color="#4f4f4f" style:font-name="inherit" fo:font-style="italic" style:font-style-asian="italic" style:font-style-complex="italic" fo:padding="0in" fo:border="none"/>
    </style:style>
    <style:style style:name="T25" style:family="text">
      <style:text-properties fo:color="#4f4f4f" style:font-name="inherit" fo:font-style="italic" officeooo:rsid="002078b2" style:font-style-asian="italic" style:font-style-complex="italic" fo:padding="0in" fo:border="none"/>
    </style:style>
    <style:style style:name="T26" style:family="text">
      <style:text-properties fo:color="#4f4f4f" style:font-name="inherit" fo:padding="0in" fo:border="none"/>
    </style:style>
    <style:style style:name="T27" style:family="text">
      <style:text-properties fo:color="#4f4f4f" style:font-name="inherit" officeooo:rsid="002078b2" fo:padding="0in" fo:border="none"/>
    </style:style>
    <style:style style:name="T28" style:family="text">
      <style:text-properties fo:color="#4f4f4f" style:font-name="inherit" fo:font-style="normal" style:font-style-asian="normal" style:font-style-complex="normal" fo:padding="0in" fo:border="none"/>
    </style:style>
    <style:style style:name="T29" style:family="text">
      <style:text-properties fo:color="#4f4f4f" style:font-name="inherit" fo:font-style="normal" officeooo:rsid="002078b2" style:font-style-asian="normal" style:font-style-complex="normal" fo:padding="0in" fo:border="none"/>
    </style:style>
    <style:style style:name="T30" style:family="text">
      <style:text-properties fo:color="#4f4f4f" style:font-name="inherit" fo:font-size="12pt" fo:font-style="normal" style:font-size-asian="12pt" style:font-style-asian="normal" style:font-size-complex="12pt" style:font-style-complex="normal" fo:padding="0in" fo:border="none"/>
    </style:style>
    <style:style style:name="T31" style:family="text">
      <style:text-properties fo:color="#4f4f4f" style:font-name="inherit" fo:font-size="12pt" fo:font-style="normal" officeooo:rsid="002078b2" style:font-size-asian="12pt" style:font-style-asian="normal" style:font-size-complex="12pt" style:font-style-complex="normal" fo:padding="0in" fo:border="none"/>
    </style:style>
    <style:style style:name="T32" style:family="text">
      <style:text-properties style:font-name="Open Sans" fo:font-size="12pt" fo:font-style="normal" style:font-size-asian="12pt" style:font-style-asian="normal" style:font-size-complex="12pt" style:font-style-complex="normal" fo:padding="0in" fo:border="none"/>
    </style:style>
    <style:style style:name="T33" style:family="text">
      <style:text-properties style:font-name="Open Sans" fo:font-size="12pt" fo:font-style="normal" officeooo:rsid="00194e04" style:font-size-asian="12pt" style:font-style-asian="normal" style:font-size-complex="12pt" style:font-style-complex="normal" fo:padding="0in" fo:border="none"/>
    </style:style>
    <style:style style:name="T34" style:family="text">
      <style:text-properties style:font-name="Open Sans" fo:font-size="12pt" fo:font-style="normal" officeooo:rsid="001b4953" style:font-size-asian="12pt" style:font-style-asian="normal" style:font-size-complex="12pt" style:font-style-complex="normal" fo:padding="0in" fo:border="none"/>
    </style:style>
    <style:style style:name="T35" style:family="text">
      <style:text-properties style:font-name="Open Sans" fo:font-size="12pt" fo:font-style="normal" officeooo:rsid="001f5fb8" style:font-size-asian="12pt" style:font-style-asian="normal" style:font-size-complex="12pt" style:font-style-complex="normal" fo:padding="0in" fo:border="none"/>
    </style:style>
    <style:style style:name="T36" style:family="text">
      <style:text-properties style:font-name="inherit" fo:font-size="12pt" fo:font-style="normal" style:font-size-asian="12pt" style:font-style-asian="normal" style:font-size-complex="12pt" style:font-style-complex="normal" fo:padding="0in" fo:border="none"/>
    </style:style>
    <style:style style:name="T37" style:family="text">
      <style:text-properties style:font-name="inherit" fo:font-size="12pt" fo:font-style="normal" officeooo:rsid="002078b2" style:font-size-asian="12pt" style:font-style-asian="normal" style:font-size-complex="12pt" style:font-style-complex="normal" fo:padding="0in" fo:border="none"/>
    </style:style>
    <style:style style:name="T38" style:family="text">
      <style:text-properties fo:font-variant="normal" fo:text-transform="none" fo:color="#4f4f4f" style:font-name="inherit" fo:font-size="11.25pt" fo:letter-spacing="normal" fo:font-style="italic" fo:font-weight="normal" fo:padding="0in" fo:border="none"/>
    </style:style>
    <style:style style:name="T39" style:family="text">
      <style:text-properties fo:font-variant="normal" fo:text-transform="none" fo:color="#4f4f4f" style:font-name="inherit" fo:font-size="11.25pt" fo:letter-spacing="normal" fo:font-style="italic" fo:font-weight="normal" style:font-style-asian="italic" style:font-style-complex="italic" fo:padding="0in" fo:border="none"/>
    </style:style>
    <style:style style:name="T40" style:family="text">
      <style:text-properties fo:font-variant="normal" fo:text-transform="none" fo:color="#4f4f4f" style:font-name="inherit" fo:font-size="11.25pt" fo:letter-spacing="normal" fo:font-weight="normal" fo:padding="0in" fo:border="none"/>
    </style:style>
    <style:style style:name="T41" style:family="text">
      <style:text-properties fo:font-variant="normal" fo:text-transform="none" fo:color="#4f4f4f" style:font-name="inherit" fo:font-size="11.25pt" fo:letter-spacing="normal" fo:font-style="normal" fo:font-weight="normal" style:font-style-asian="normal" style:font-style-complex="normal" fo:padding="0in" fo:border="none"/>
    </style:style>
    <style:style style:name="T42" style:family="text">
      <style:text-properties fo:font-variant="normal" fo:text-transform="none" fo:color="#4f4f4f" style:font-name="inherit" fo:letter-spacing="normal" fo:font-style="normal" fo:font-weight="normal" style:font-style-asian="normal" style:font-style-complex="normal" fo:padding="0in" fo:border="none"/>
    </style:style>
    <style:style style:name="T43" style:family="text">
      <style:text-properties fo:font-variant="normal" fo:text-transform="none" fo:color="#4f4f4f" style:font-name="inherit" fo:font-size="12pt" fo:letter-spacing="normal" fo:font-style="normal" fo:font-weight="normal" style:font-size-asian="12pt" style:font-style-asian="normal" style:font-size-complex="12pt" style:font-style-complex="normal" fo:padding="0in" fo:border="none"/>
    </style:style>
    <style:style style:name="T44" style:family="text">
      <style:text-properties fo:font-variant="normal" fo:text-transform="none" fo:color="#4f4f4f" style:font-name="Open Sans" fo:font-size="11.25pt" fo:letter-spacing="normal" fo:font-style="italic" fo:font-weight="normal" fo:padding="0in" fo:border="none"/>
    </style:style>
    <style:style style:name="T45" style:family="text">
      <style:text-properties fo:font-variant="normal" fo:text-transform="none" fo:color="#4f4f4f" style:font-name="Open Sans" fo:font-size="11.25pt" fo:letter-spacing="normal" fo:font-style="italic" fo:font-weight="normal" style:font-style-asian="italic" style:font-style-complex="italic" fo:padding="0in" fo:border="none"/>
    </style:style>
    <style:style style:name="T46" style:family="text">
      <style:text-properties fo:font-variant="normal" fo:text-transform="none" fo:color="#4f4f4f" style:font-name="Open Sans" fo:font-size="11.25pt" fo:letter-spacing="normal" fo:font-weight="normal" fo:padding="0in" fo:border="none"/>
    </style:style>
    <style:style style:name="T47" style:family="text">
      <style:text-properties fo:font-variant="normal" fo:text-transform="none" fo:color="#4f4f4f" style:font-name="Open Sans" fo:font-size="11.25pt" fo:letter-spacing="normal" fo:font-style="normal" fo:font-weight="normal" style:font-style-asian="normal" style:font-style-complex="normal" fo:padding="0in" fo:border="none"/>
    </style:style>
    <style:style style:name="T48" style:family="text">
      <style:text-properties fo:font-variant="normal" fo:text-transform="none" fo:color="#4f4f4f" style:font-name="Open Sans" fo:letter-spacing="normal" fo:font-style="normal" fo:font-weight="normal" style:font-style-asian="normal" style:font-style-complex="normal" fo:padding="0in" fo:border="none"/>
    </style:style>
    <style:style style:name="T49" style:family="text">
      <style:text-properties fo:font-variant="normal" fo:text-transform="none" fo:color="#4f4f4f" style:font-name="Open Sans" fo:font-size="12pt" fo:letter-spacing="normal" fo:font-style="normal" fo:font-weight="normal" officeooo:rsid="0013ff47" style:font-size-asian="12pt" style:font-style-asian="normal" style:font-size-complex="12pt" style:font-style-complex="normal" fo:padding="0in" fo:border="none"/>
    </style:style>
    <style:style style:name="T50" style:family="text">
      <style:text-properties fo:font-variant="normal" fo:text-transform="none" style:font-name="Open Sans" fo:font-size="12pt" fo:letter-spacing="normal" fo:font-style="normal" fo:font-weight="normal" officeooo:rsid="0013ff47" style:font-size-asian="12pt" style:font-style-asian="normal" style:font-size-complex="12pt" style:font-style-complex="normal" fo:padding="0in" fo:border="none"/>
    </style:style>
    <style:style style:name="T51" style:family="text">
      <style:text-properties fo:font-variant="normal" fo:text-transform="none" style:font-name="inherit" fo:font-size="12pt" fo:letter-spacing="normal" fo:font-style="normal" fo:font-weight="normal" style:font-size-asian="12pt" style:font-style-asian="normal" style:font-size-complex="12pt" style:font-style-complex="normal" fo:padding="0in" fo:border="none"/>
    </style:style>
    <style:style style:name="T52" style:family="text">
      <style:text-properties fo:font-variant="normal" fo:text-transform="none" fo:color="#000000" style:font-name="Open Sans" fo:font-size="12pt" fo:letter-spacing="normal" fo:font-style="normal" fo:font-weight="normal" officeooo:rsid="0013ff47" style:font-size-asian="12pt" style:font-style-asian="normal" style:font-size-complex="12pt" style:font-style-complex="normal" fo:padding="0in" fo:border="none"/>
    </style:style>
    <style:style style:name="T53" style:family="text">
      <style:text-properties fo:font-variant="normal" fo:text-transform="none" fo:color="#000000" style:font-name="inherit" fo:font-size="12pt" fo:letter-spacing="normal" fo:font-style="normal" fo:font-weight="normal" style:font-size-asian="12pt" style:font-style-asian="normal" style:font-size-complex="12pt" style:font-style-complex="normal" fo:padding="0in" fo:border="none"/>
    </style:style>
    <style:style style:name="T54" style:family="text">
      <style:text-properties fo:color="#000000" style:font-name="Open Sans" fo:font-size="12pt" fo:font-style="normal" style:font-size-asian="12pt" style:font-style-asian="normal" style:font-size-complex="12pt" style:font-style-complex="normal" fo:padding="0in" fo:border="none"/>
    </style:style>
    <style:style style:name="T55" style:family="text">
      <style:text-properties fo:color="#000000" style:font-name="Open Sans" fo:font-size="12pt" fo:font-style="normal" officeooo:rsid="00194e04" style:font-size-asian="12pt" style:font-style-asian="normal" style:font-size-complex="12pt" style:font-style-complex="normal" fo:padding="0in" fo:border="none"/>
    </style:style>
    <style:style style:name="T56" style:family="text">
      <style:text-properties fo:color="#000000" style:font-name="Open Sans" fo:font-size="12pt" fo:font-style="normal" officeooo:rsid="001b4953" style:font-size-asian="12pt" style:font-style-asian="normal" style:font-size-complex="12pt" style:font-style-complex="normal" fo:padding="0in" fo:border="none"/>
    </style:style>
    <style:style style:name="T57" style:family="text">
      <style:text-properties fo:color="#000000" style:font-name="Open Sans" fo:font-size="12pt" fo:font-style="normal" officeooo:rsid="001f5fb8" style:font-size-asian="12pt" style:font-style-asian="normal" style:font-size-complex="12pt" style:font-style-complex="normal" fo:padding="0in" fo:border="none"/>
    </style:style>
    <style:style style:name="T58" style:family="text">
      <style:text-properties fo:color="#000000" style:font-name="inherit" fo:font-size="12pt" fo:font-style="normal" style:font-size-asian="12pt" style:font-style-asian="normal" style:font-size-complex="12pt" style:font-style-complex="normal" fo:padding="0in" fo:border="none"/>
    </style:style>
    <style:style style:name="T59" style:family="text">
      <style:text-properties fo:color="#000000" style:font-name="inherit" fo:font-size="12pt" fo:font-style="normal" officeooo:rsid="002078b2" style:font-size-asian="12pt" style:font-style-asian="normal" style:font-size-complex="12pt" style:font-style-complex="normal" fo:padding="0in" fo:border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Emphasis"><text:span text:style-name="T52">In your report, mention what you see in the agent’s behavior. Does it eventually make it to the target location?</text:span></text:span></text:p>
      <text:p text:style-name="P6">When agent given unlimited time to reach destination:</text:p>
      <text:list xml:id="list5237276558361316252" text:style-name="L4">
        <text:list-item>
          <text:p text:style-name="P7">mention what you see in the agents behavior </text:p>
          <text:list>
            <text:list-item>
              <text:p text:style-name="P8">The agent has no state, no action, and reward of 0.0 at every time step. </text:p>
            </text:list-item>
          </text:list>
        </text:list-item>
        <text:list-item>
          <text:p text:style-name="P7">does he make it to target location</text:p>
          <text:list>
            <text:list-item>
              <text:p text:style-name="P9">Initially there is no q training being implemented with the agent. Nor any other forms of getting to the target location. <text:span text:style-name="T1">Overall since the agent has no action, it remains still and only 'reaches' target destination, if it is randomly selected to start there.</text:span></text:p>
            </text:list-item>
          </text:list>
        </text:list-item>
      </text:list>
      <text:p text:style-name="P1"><text:span text:style-name="Emphasis"><text:span text:style-name="T54">Justify why you picked these set of states, and how they model the agent and its environment.</text:span></text:span></text:p>
      <text:list xml:id="list4160541653415010698" text:style-name="L5">
        <text:list-item>
          <text:p text:style-name="P2"><text:span text:style-name="Emphasis"><text:span text:style-name="T55">Next location </text:span></text:span></text:p>
        </text:list-item>
        <text:list-item>
          <text:p text:style-name="P2"><text:span text:style-name="Emphasis"><text:span text:style-name="T55">intersection states</text:span></text:span></text:p>
        </text:list-item>
        <text:list-item>
          <text:p text:style-name="P2"><text:span text:style-name="Emphasis"><text:span text:style-name="T55">Although it is important for the current deadline to be met, it isn't a valuable addition to the state because the agent should attempt to find the fastest route every single time. </text:span></text:span><text:span text:style-name="Emphasis"><text:span text:style-name="T56">By understanding the destination coordinate, next location, and intersection state, the agent should develop a policy to arrive at the destination while avoiding any slower/longer paths. </text:span></text:span></text:p>
        </text:list-item>
        <text:list-item>
          <text:p text:style-name="P3"><text:span text:style-name="Emphasis"><text:span text:style-name="T56">They model the agents environments since it uses the state set in order to meet the objective of reaching the destination before the deadline. </text:span></text:span></text:p>
        </text:list-item>
      </text:list>
      <text:p text:style-name="P10"/>
      <text:p text:style-name="P4"><text:span text:style-name="Emphasis"><text:span text:style-name="T54">What changes do you notice in the agent’s behavior?</text:span></text:span></text:p>
      <text:p text:style-name="P5"><text:span text:style-name="Emphasis"><text:span text:style-name="T57">The Q training algorithm I created is training. So I'm trying to figure out where in the code, I am able to have non randomized actions based on the highest expected value from the q learning concepts implemented into the q[s,a] table. </text:span></text:span></text:p>
      <text:p text:style-name="P5"><text:span text:style-name="Emphasis"><text:span text:style-name="T57"/></text:span></text:p>
      <text:p text:style-name="P13"><text:span text:style-name="Emphasis"><text:span text:style-name="T58">Report what changes you made to your basic implementation of Q-Learning to achieve the final version of the agent. How well does it perform?</text:span></text:span></text:p>
      <text:p text:style-name="P14"><text:span text:style-name="Emphasis"><text:span text:style-name="T59">Once I get the previous question down, I would improve my algorithm using the epsilon greedy algorithm. </text:span></text:span></text:p>
      <text:p text:style-name="P15"><text:span text:style-name="Emphasis"><text:span text:style-name="T53">Does your agent get close to finding an optimal policy, i.e. reach the destination in the minimum possible time, and not incur any penalties?</text:span></text:span></text:p>
      <text:p text:style-name="P11">What are the parameters and what would they point towards for me to know I implemented the right q learning algorithm?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 Console" svg:font-family="'Lucida Console', Monaco, Courier, monospace"/>
    <style:font-face style:name="Open Sans" svg:font-family="'Open Sans'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20:43:12.593381210</meta:creation-date>
    <meta:generator>LibreOffice/4.2.8.2$Linux_X86_64 LibreOffice_project/420m0$Build-2</meta:generator>
    <dc:date>2016-07-17T16:17:17.778502497</dc:date>
    <meta:editing-duration>PT1H41M25S</meta:editing-duration>
    <meta:editing-cycles>10</meta:editing-cycles>
    <meta:document-statistic meta:table-count="0" meta:image-count="0" meta:object-count="0" meta:page-count="1" meta:paragraph-count="17" meta:word-count="350" meta:character-count="2011" meta:non-whitespace-character-count="1678"/>
  </office:meta>
</office:document-meta>
</file>